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line-height="150%" fo:text-align="end" style:justify-single-word="false" fo:text-indent="0cm" style:auto-text-indent="false">
        <style:tab-stops>
          <style:tab-stop style:position="15.499cm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.34cm" fo:text-align="justify" style:justify-single-word="false" fo:hyphenation-ladder-count="no-limit" fo:padding-left="0cm" fo:padding-right="0cm" fo:padding-top="0cm" fo:padding-bottom="0.106cm" fo:border-left="none" fo:border-right="none" fo:border-top="none" fo:border-bottom="0.018cm solid #000000"/>
      <style:text-properties style:font-name="Arial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88cm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Arial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-0.079cm" fo:margin-top="0cm" fo:margin-bottom="0.388cm" fo:text-align="justify" style:justify-single-word="false" fo:hyphenation-ladder-count="no-limit" fo:text-indent="0cm" style:auto-text-indent="false" style:snap-to-layout-grid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Arial" fo:hyphenate="false" fo:hyphenation-remain-char-count="2" fo:hyphenation-push-char-count="2"/>
    </style:style>
    <style:style style:name="P19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Arial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388cm" fo:text-align="justify" style:justify-single-word="false" fo:hyphenation-ladder-count="no-limit" fo:text-indent="0cm" style:auto-text-indent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5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/>
    </style:style>
    <style:style style:name="P26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Arial" fo:font-size="12pt" style:font-size-asian="12pt" style:font-size-complex="12pt"/>
    </style:style>
    <style:style style:name="P2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28" style:family="paragraph" style:parent-style-name="Corps_20_de_20_texte_20_2">
      <style:paragraph-properties fo:margin-left="0cm" fo:margin-right="0cm" fo:text-indent="0cm" style:auto-text-indent="false"/>
      <style:text-properties style:font-name="Arial" style:font-name-complex="Arial"/>
    </style:style>
    <style:style style:name="P29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fo:font-size="12pt" fo:font-style="italic" style:font-size-asian="12pt" style:font-style-asian="italic" style:font-name-complex="Arial" style:font-size-complex="12pt"/>
    </style:style>
    <style:style style:name="T2" style:family="text">
      <style:text-properties fo:font-size="12pt" style:font-size-asian="12pt" style:font-name-complex="Arial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0000" fo:font-size="12pt" style:font-size-asian="12pt"/>
    </style:style>
    <style:style style:name="T5" style:family="text">
      <style:text-properties style:font-name="Wingdings" fo:font-size="12pt" style:font-size-asian="12pt" style:font-size-complex="12pt"/>
    </style:style>
    <style:style style:name="T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4">%=OBJET=%</text:p>
      <text:p text:style-name="P5">%=DESTINATAIRE=%</text:p>
      <text:p text:style-name="P5">%=DATE_DEMANDE=%</text:p>
      <text:p text:style-name="P5">%=RENSEIGNEMENTS=%</text:p>
      <text:p text:style-name="P5">%=REPONSE=%</text:p>
      <text:p text:style-name="P5">%=SALUTATIONS=%</text:p>
      <text:p text:style-name="P8"/>
      <text:p text:style-name="P27"><text:span text:style-name="T4"><text:tab/></text:span><text:span text:style-name="T8">%#</text:span><text:span text:style-name="T9">include <text:s/>signatureRFM</text:span><text:span text:style-name="T8">#%</text:span></text:p>
      <text:p text:style-name="P2"/>
      <text:p text:style-name="P2"/>
      <text:p text:style-name="P13">%=VERSO=%</text:p>
      <text:h text:style-name="P26" text:outline-level="1">%=MEDECIN=%</text:h>
      <text:p text:style-name="P14"/>
      <text:p text:style-name="P6">%=DOCTEUR=%</text:p>
      <text:p text:style-name="P6">%=DROIT_PC=%</text:p>
      <text:p text:style-name="P15"><text:span text:style-name="T2">%=INTRO_LOI=% %</text:span><text:span text:style-name="T1">=QUOTE_LOI=%</text:span></text:p>
      <text:p text:style-name="P6">%=COMMUNICATION=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%=REPONSE_MEDECIN=%</text:p>
            <text:p text:style-name="P9"><text:tab/></text:p>
            <text:p text:style-name="P17">1.<text:tab/>%=PATIENT_REGIME=%</text:p>
            <text:p text:style-name="P18"><text:span text:style-name="T3"></text:span><text:span text:style-name="T2"><text:tab/>%=REGIME_DIABETE=%</text:span></text:p>
            <text:p text:style-name="P19"><text:span text:style-name="T3"></text:span><text:span text:style-name="T2"><text:tab/>%=REGIME_ALIMENTAIRE=% </text:span><text:span text:style-name="T1">%=DETAIL_REGIME=%</text:span><text:span text:style-name="T2"> <text:tab/><text:line-break/><text:tab/><text:line-break/><text:tab/></text:span></text:p>
            <text:p text:style-name="P20"><text:tab/><text:tab/></text:p>
            <text:p text:style-name="P25"><text:span text:style-name="T2">2.<text:tab/>%=SURVIE_PATIENT=% <text:tab/></text:span><text:span text:style-name="T3"></text:span><text:span text:style-name="T2"> %=YES=%<text:tab/></text:span><text:span text:style-name="T3"></text:span><text:span text:style-name="T2"> %=NO=%</text:span></text:p>
            <text:p text:style-name="P21">3.<text:tab/>%=DUREE_REGIME=% ………………………………………………………………</text:p>
            <text:p text:style-name="P22">4.<text:tab/>%=COUT_REGIME=%</text:p>
            <text:p text:style-name="P7"><text:span text:style-name="T2"><text:tab/></text:span><text:span text:style-name="T3"></text:span><text:span text:style-name="T2"><text:tab/>%=YES=%<text:tab/></text:span><text:span text:style-name="T3"></text:span><text:span text:style-name="T2"><text:tab/>%=NO=%</text:span></text:p>
            <text:p text:style-name="P12"><text:tab/>Sceau et signature du médecin</text:p>
            <text:p text:style-name="P10"/>
            <text:p text:style-name="P10"/>
            <text:p text:style-name="P10"/>
            <text:p text:style-name="P11"/>
            <text:p text:style-name="P23">%=DATE=% : <text:tab/></text:p>
          </table:table-cell>
        </table:table-row>
      </table:table>
      <text:p text:style-name="P28"/>
      <text:p text:style-name="P24">%=CONCLUSION=%</text:p>
      <text:p text:style-name="P29">%=SALUTATION_MEDECIN=%</text:p>
      <text:p text:style-name="P3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0T15:25:00</meta:creation-date>
    <dc:creator>Mike Boillat</dc:creator>
    <dc:date>2013-08-13T18:20:10</dc:date>
    <meta:print-date>2009-04-23T14:46:00</meta:print-date>
    <meta:editing-cycles>16</meta:editing-cycles>
    <meta:editing-duration>PT3H16M4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771692712</meta:user-defined>
    <meta:document-statistic meta:table-count="1" meta:image-count="0" meta:object-count="0" meta:page-count="2" meta:paragraph-count="29" meta:word-count="55" meta:character-count="550"/>
  </office:meta>
</office:document-meta>
</file>